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af81" officeooo:paragraph-rsid="0007af81"/>
    </style:style>
    <style:style style:name="P2" style:family="paragraph" style:parent-style-name="Standard">
      <style:text-properties officeooo:rsid="0007af81" officeooo:paragraph-rsid="00080972"/>
    </style:style>
    <style:style style:name="P3" style:family="paragraph" style:parent-style-name="Standard">
      <style:text-properties officeooo:rsid="0007af81" officeooo:paragraph-rsid="00102898"/>
    </style:style>
    <style:style style:name="P4" style:family="paragraph" style:parent-style-name="Standard">
      <style:text-properties officeooo:rsid="00080972" officeooo:paragraph-rsid="00080972"/>
    </style:style>
    <style:style style:name="P5" style:family="paragraph" style:parent-style-name="Standard">
      <style:text-properties fo:font-weight="bold" officeooo:rsid="00080972" officeooo:paragraph-rsid="00080972" style:font-weight-asian="bold" style:font-weight-complex="bold"/>
    </style:style>
    <style:style style:name="P6" style:family="paragraph" style:parent-style-name="Standard">
      <style:text-properties fo:font-weight="bold" officeooo:rsid="0007af81" officeooo:paragraph-rsid="0009c876" style:font-weight-asian="bold" style:font-weight-complex="bold"/>
    </style:style>
    <style:style style:name="P7" style:family="paragraph" style:parent-style-name="Standard">
      <style:text-properties officeooo:rsid="0009c876" officeooo:paragraph-rsid="0009c876"/>
    </style:style>
    <style:style style:name="P8" style:family="paragraph" style:parent-style-name="Standard">
      <style:text-properties officeooo:rsid="000add78" officeooo:paragraph-rsid="000add78"/>
    </style:style>
    <style:style style:name="P9" style:family="paragraph" style:parent-style-name="Standard">
      <style:text-properties officeooo:rsid="000cdad7" officeooo:paragraph-rsid="000cdad7"/>
    </style:style>
    <style:style style:name="P10" style:family="paragraph" style:parent-style-name="Standard">
      <style:text-properties officeooo:rsid="000e36ea" officeooo:paragraph-rsid="000e36ea"/>
    </style:style>
    <style:style style:name="P11" style:family="paragraph" style:parent-style-name="Standard">
      <style:text-properties officeooo:rsid="000eaed4" officeooo:paragraph-rsid="000eaed4"/>
    </style:style>
    <style:style style:name="P12" style:family="paragraph" style:parent-style-name="Table_20_Contents">
      <style:text-properties officeooo:rsid="00080972" officeooo:paragraph-rsid="00080972"/>
    </style:style>
    <style:style style:name="P13" style:family="paragraph" style:parent-style-name="Standard">
      <style:text-properties fo:font-weight="normal" officeooo:rsid="00080972" officeooo:paragraph-rsid="00080972" style:font-weight-asian="normal" style:font-weight-complex="normal"/>
    </style:style>
    <style:style style:name="P14" style:family="paragraph" style:parent-style-name="Standard">
      <style:text-properties officeooo:rsid="00080972" officeooo:paragraph-rsid="00080972"/>
    </style:style>
    <style:style style:name="T1" style:family="text">
      <style:text-properties fo:font-weight="bold" style:font-weight-asian="bold" style:font-weight-complex="bold"/>
    </style:style>
    <style:style style:name="T2" style:family="text">
      <style:text-properties fo:font-weight="bold" officeooo:rsid="00080972" style:font-weight-asian="bold" style:font-weight-complex="bold"/>
    </style:style>
    <style:style style:name="T3" style:family="text">
      <style:text-properties officeooo:rsid="00080972"/>
    </style:style>
    <style:style style:name="T4" style:family="text">
      <style:text-properties fo:font-weight="normal" officeooo:rsid="00080972" style:font-weight-asian="normal" style:font-weight-complex="normal"/>
    </style:style>
    <style:style style:name="T5" style:family="text">
      <style:text-properties fo:font-weight="normal" officeooo:rsid="0009c876" style:font-weight-asian="normal" style:font-weight-complex="normal"/>
    </style:style>
    <style:style style:name="T6" style:family="text">
      <style:text-properties fo:font-weight="normal" officeooo:rsid="000add78" style:font-weight-asian="normal" style:font-weight-complex="normal"/>
    </style:style>
    <style:style style:name="T7" style:family="text">
      <style:text-properties officeooo:rsid="000add78"/>
    </style:style>
    <style:style style:name="T8" style:family="text">
      <style:text-properties officeooo:rsid="000b44f0"/>
    </style:style>
    <style:style style:name="T9" style:family="text">
      <style:text-properties officeooo:rsid="000e36ea"/>
    </style:style>
    <style:style style:name="T10" style:family="text">
      <style:text-properties officeooo:rsid="000eaed4"/>
    </style:style>
    <style:style style:name="T11" style:family="text">
      <style:text-properties officeooo:rsid="00102898"/>
    </style:style>
    <style:style style:name="T12" style:family="text">
      <style:text-properties officeooo:rsid="0011a1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Organisatorisch<text:line-break/></text:span><text:span text:style-name="T4">Chattgruppe alle</text:span></text:p>
      <text:p text:style-name="P13">Für jede Gruppe eine Chatgruppe mit der Spielleitung. </text:p>
      <text:p text:style-name="P13">Wlan vor Ort → Whats app web.</text:p>
      <text:p text:style-name="P3"><text:span text:style-name="T5">Gruppenbildung<text:line-break/></text:span><text:span text:style-name="T6">Ballone mit Signet</text:span></text:p>
      <text:p text:style-name="P3"><text:span text:style-name="T5">Timer Website für Couvert 1</text:span><text:span text:style-name="T2"><text:line-break/><text:line-break/></text:span><text:line-break/><text:span text:style-name="T1">Ziele des Spiels: </text:span></text:p>
      <text:p text:style-name="P2"><text:span text:style-name="T4">1) Die Spielregeln müssen eingehalten w</text:span><text:span text:style-name="T2">erden</text:span><text:line-break/><text:span text:style-name="T3">2</text:span>) Die Gruppe mit den meisten Punkten gewinnt. <text:span text:style-name="T11">Die Gruppe mit den wengisten Punkten verliert. </text:span></text:p>
      <text:p text:style-name="P1"><text:span text:style-name="T3">3</text:span>) Es ist auch möglich, den Tag zu geniessen ohne das Spiel zu gewinnen.</text:p>
      <text:p text:style-name="P7"/>
      <text:p text:style-name="P1"/>
      <text:p text:style-name="P6">Spielregeln</text:p>
      <text:p text:style-name="P4">- Spielzeit ist von ...Uhr bis … Uhr. <text:span text:style-name="T12">Ausserhalb dieser Zeiten</text:span> werden keine Punkte verteilt.</text:p>
      <text:p text:style-name="P4">- Sicherheit geht vor. Wer sich/seine Gruppe für das Spiel in Gefahr begibt (Strassenverkehr, <text:span text:style-name="T12">gefährliche Routen,</text:span> Fluchtversuch mit Gefahr usw. ) muss sich bei der Spielleitung melden. Eine Disqualifikation ist möglich. </text:p>
      <text:p text:style-name="P4"><text:s/>Jede Gruppe muss zu jeder Zeit per Chat und <text:span text:style-name="T12">SMS </text:span>erreichbar sein. Teilt eure Akkuzeit gut ein. </text:p>
      <text:p text:style-name="P4">- Jede Gruppe erhält nummerierte, verschlossene Couverts. Diese dürfen erst geöffnet werden, wenn es von der Spielleitung erlaubt wird. In den Couverts hat es Regeländerungen/Regelerweiterungen, welche ab der Erlaubnis zum öffnen sofort gelten.</text:p>
      <text:p text:style-name="P4">- Punkte sammeln: Mache vor Ort ein Selfie der „Sehenswürdigkeit“ und der Gruppe. Die Sehenswürdigkeit und alle Gruppenmitglieder müssen gut erkennbar sein. Punkte gibt es entsprechend der Liste.</text:p>
      <text:p text:style-name="P4">- Wer als erste Gruppe ein Foto einer Sehenswürdigkeit einschickt, erhält 100 Bonuspunkte.</text:p>
      <text:p text:style-name="P4">- <text:span text:style-name="T9">Die Gruppe ist verpflichtet, auf Anfrage der Spielleitung den aktuellen Standort so genau wie möglich anzugeben.</text:span></text:p>
      <text:p text:style-name="P4">- <text:span text:style-name="T9">Es ist erlaubt, gegenüber anderen Gruppen falsche Angaben zu machen, diese zu hintergehen und sie per Hochverrat in die Pfanne zu hauen. Vertraut niemandem ausser der Spielleitung. Haltet um jeden Preis eure Planung geheim. </text:span></text:p>
      <text:p text:style-name="P4">- <text:span text:style-name="T9">Anweisungen der Spielleitung ist Folge zu leisten.</text:span></text:p>
      <text:p text:style-name="P4">- <text:span text:style-name="T12">Die Kommunikation mit der Spielleitung erfolgt im Normalfall über den Gruppenchat, nicht den Klassenchat. </text:span></text:p>
      <text:p text:style-name="P4"/>
      <text:p text:style-name="P5">Liste der Sehenswürdigkeiten:</text:p>
      <table:table table:name="Tabelle1" table:style-name="Tabelle1">
        <table:table-column table:style-name="Tabelle1.A"/>
        <table:table-column table:style-name="Tabelle1.B"/>
        <table:table-row>
          <table:table-cell table:style-name="Tabelle1.A1" office:value-type="string">
            <text:p text:style-name="P12">Ort A </text:p>
          </table:table-cell>
          <table:table-cell table:style-name="Tabelle1.B1" office:value-type="string">
            <text:p text:style-name="P12">300</text:p>
          </table:table-cell>
        </table:table-row>
        <table:table-row>
          <table:table-cell table:style-name="Tabelle1.A2" office:value-type="string">
            <text:p text:style-name="P12">Ort B</text:p>
          </table:table-cell>
          <table:table-cell table:style-name="Tabelle1.B2" office:value-type="string">
            <text:p text:style-name="P12">200</text:p>
          </table:table-cell>
        </table:table-row>
        <table:table-row>
          <table:table-cell table:style-name="Tabelle1.A2" office:value-type="string">
            <text:p text:style-name="P12">Ort C, schwer erreichbar</text:p>
          </table:table-cell>
          <table:table-cell table:style-name="Tabelle1.B2" office:value-type="string">
            <text:p text:style-name="P12">400</text:p>
          </table:table-cell>
        </table:table-row>
        <table:table-row>
          <table:table-cell table:style-name="Tabelle1.A2" office:value-type="string">
            <text:p text:style-name="P12">Ort D, mitten in der Stadt</text:p>
          </table:table-cell>
          <table:table-cell table:style-name="Tabelle1.B2" office:value-type="string">
            <text:p text:style-name="P12">100</text:p>
          </table:table-cell>
        </table:table-row>
        <table:table-row>
          <table:table-cell table:style-name="Tabelle1.A2" office:value-type="string">
            <text:p text:style-name="P12">...</text:p>
          </table:table-cell>
          <table:table-cell table:style-name="Tabelle1.B2" office:value-type="string">
            <text:p text:style-name="P12"/>
          </table:table-cell>
        </table:table-row>
      </table:table>
      <text:p text:style-name="P4"/>
      <text:p text:style-name="P4"/>
      <text:p text:style-name="P7"><text:span text:style-name="T1">Spielregeln in Couverts</text:span><text:line-break/></text:p>
      <text:p text:style-name="P7"><text:soft-page-break/>A) Killer! Wer ab jetzt ein Mitglied einer anderen Gruppe fotografiert, klaut der Gruppe 200 Punkte. Die fotografierte Gruppe muss das Foto innerhalb 10 Minuten bestätigen</text:p>
      <text:p text:style-name="P7">Wenn das Foto nicht bestätigt wird (zum Beispiel weil die Gruppe unbemerkt fotografiert wurde), dann werden 400 Punkte geklaut. <text:line-break/>„Zurückfotografieren“ ist erst nach einer Stunde erlaubt.<text:line-break/><text:span text:style-name="T8">Strategischer Tipp: Wenn du das Spiel gewinnen willst, kannst du so deinem ärgsten Widersacher doppelt schaden. </text:span></text:p>
      <text:p text:style-name="P4"/>
      <text:p text:style-name="P7">B) <text:span text:style-name="T7">Im Couvert befindet sich ein Ballon. Der Ballon muss sofort aufgeblasen werden und ab jetzt gut sichtbar mitgetragen werden. Es ist erlaubt, Ballone zu verplatzen. Bitte beachtet dabei Regel „Sicherheit geht vor“ welche vollumfänglich gilt. </text:span></text:p>
      <text:p text:style-name="P9">Strategischer Tipp: Konflikte vermeiden lohnt sich <text:span text:style-name="T10">nicht immer. </text:span></text:p>
      <text:p text:style-name="P7"/>
      <text:p text:style-name="P8">C) <text:span text:style-name="T8">Bombe legen: Die Gruppe kann bei einer beliebigen Sehenswürdigkeit eine Bombe legen. Dazu nennt ihr per Chat <text:s/>die Sehenswürdigkeit und die Anzahl Punkte, welche ihr einsetzen wollt. Die Gruppe, welche den Ort als nächstes besucht, erleidet Schaden in Höhe von 2 Mal dem eingesetzten Punktewert. Die kleinste Bombe ist für 50 Punkte erhältlich.</text:span></text:p>
      <text:p text:style-name="P11">Strategischer Tipp: Wer ist der Erzfeind?</text:p>
      <text:p text:style-name="P8"/>
      <text:p text:style-name="P9">D) Bombe suchen/entschärfen: Für 50 Punkte könnt ihr an einem Ort eine Bombe s Einfach per Chat anfragen, ob am Ort eine Bombe ist.</text:p>
      <text:p text:style-name="P11">Strategischer Tipp: Welcher Gruppe traust du zu, für dich eine Bombe zu legen?</text:p>
      <text:p text:style-name="P11"/>
      <text:p text:style-name="P10">E) Spionage: Für 50 Punkte kriegt ihr die Angaben, wo sich eine Gruppe im Moment befindet, wo sie als letztes war und wie viele Punkte sie hat. <text:s/></text:p>
      <text:p text:style-name="P11">Strategischer Tipp: Teure Bomben sollten explodieren, um ihre Wirkung zu entfalten. </text:p>
      <text:p text:style-name="P10"/>
      <text:p text:style-name="P10">F) Spionageabwehr: Für 300 Punkte erhält die nächste Gruppe, welche euch ausspionieren will, falsche Informationen. <text:line-break/><text:span text:style-name="T10">Strategischer Tipp. 300 Punkte ist teuer</text:span></text:p>
      <text:p text:style-name="P10"/>
      <text:p text:style-name="P11"><text:line-break/><text:line-break/>I) Kopfgeld: Ihr könnt ein Kopfgeld auf eine Gruppe ansetzen. Wer diese Fotografiert, erhält von euch zusätzlich zur Killer – Regel das von euch ausgesetzte Kopfgeld.<text:line-break/>Strategischer Tipp: Zwietracht säen, um Allianzen zu zerschlagen. …</text:p>
      <text:p text:style-name="P11">(Bemerkung für Spielleitung: Zuerst Killer Regel. Cheatmöglichkeit, um Zusammenarbeit bei überlegenen Gruppen zu zerschlagen. ) </text:p>
      <text:p text:style-name="P4"/>
      <text:p text:style-name="P11">I) Blatt ohne Zusatzregel– wer das offen hat, hat im Spiel beschissen und kriegt 3000 Punkte Abzug. → wird der Gruppe vorher gezeigt.</text:p>
      <text:p text:style-name="P11">Strategischer Tipp: Bei der Spielleitung melden, um das Strafmass zu reduzier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utzer </meta:initial-creator>
    <meta:creation-date>2016-08-02T16:31:08.119241054</meta:creation-date>
    <dc:date>2016-09-01T21:38:54.195392770</dc:date>
    <dc:creator>benutzer </dc:creator>
    <meta:editing-duration>PT1H3M22S</meta:editing-duration>
    <meta:editing-cycles>8</meta:editing-cycles>
    <meta:generator>LibreOffice/5.1.4.2$Linux_X86_64 LibreOffice_project/10m0$Build-2</meta:generator>
    <meta:document-statistic meta:table-count="1" meta:image-count="0" meta:object-count="0" meta:page-count="2" meta:paragraph-count="44" meta:word-count="654" meta:character-count="4321" meta:non-whitespace-character-count="3685"/>
  </office:meta>
</office:document-meta>
</file>